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Contents" style:list-style-name="L1">
      <style:paragraph-properties fo:margin-left="3cm" fo:margin-right="0cm" fo:text-indent="0cm" style:auto-text-indent="false"/>
    </style:style>
    <style:style style:name="P2" style:family="paragraph" style:parent-style-name="List_20_Contents" style:list-style-name="L1">
      <style:paragraph-properties fo:margin-left="3cm" fo:margin-right="0cm" fo:margin-top="0cm" fo:margin-bottom="0.499cm" style:contextual-spacing="false" fo:text-indent="0cm" style:auto-text-indent="false"/>
    </style:style>
    <style:style style:name="P3" style:family="paragraph" style:parent-style-name="List_20_Heading">
      <style:paragraph-properties fo:margin-top="0cm" fo:margin-bottom="0.499cm" style:contextual-spacing="false"/>
    </style:style>
    <style:style style:name="P4" style:family="paragraph" style:parent-style-name="List_20_Heading" style:list-style-name="L1">
      <style:paragraph-properties fo:margin-left="2cm" fo:margin-right="0cm" fo:text-indent="0cm" style:auto-text-indent="false"/>
    </style:style>
    <style:style style:name="P5" style:family="paragraph" style:parent-style-name="Preformatted_20_Text">
      <style:paragraph-properties fo:margin-top="0cm" fo:margin-bottom="0.499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paragraph-properties fo:margin-left="0.132cm" fo:margin-right="0cm" fo:text-indent="0cm" style:auto-text-indent="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ol and interesting Postgres features that you might not know</text:h>
      <text:p text:style-name="P3">Published on</text:p>
      <text:p text:style-name="List_20_Heading">Authors</text:p>
      <text:list xml:id="list301875730" text:style-name="L1">
        <text:list-item>
          <text:p text:style-name="P4">Name</text:p>
          <text:p text:style-name="P1">code deep dives</text:p>
          <text:p text:style-name="P4">Twitter</text:p>
          <text:p text:style-name="P2"><text:a xlink:type="simple" xlink:href="https://twitter.com/codedeepDives" office:target-frame-name="_blank" xlink:show="new" text:style-name="Internet_20_link" text:visited-style-name="Visited_20_Internet_20_Link">@codeDeepDives</text:a></text:p>
        </text:list-item>
      </text:list>
      <text:p text:style-name="Text_20_body">Here is a list of interesting features about Postgres that I think are good to know about...</text:p>
      <text:list xml:id="list1535441561" text:style-name="L2">
        <text:list-item>
          <text:p text:style-name="P7"><text:a xlink:type="simple" xlink:href="https://codedeepdives.com/blog/cool-and-interesting-postgres-features?ref=laravelnews#use-tablesample-to-get-a-random-sample-of-your-database" text:style-name="Internet_20_link" text:visited-style-name="Visited_20_Internet_20_Link">Use TABLESAMPLE to get a random sample of your database </text:a></text:p>
        </text:list-item>
        <text:list-item>
          <text:p text:style-name="P7"><text:a xlink:type="simple" xlink:href="https://codedeepdives.com/blog/cool-and-interesting-postgres-features?ref=laravelnews#generate-ranges-of-values-with-generate_series" text:style-name="Internet_20_link" text:visited-style-name="Visited_20_Internet_20_Link">Generate ranges of values with generate_series </text:a></text:p>
        </text:list-item>
        <text:list-item>
          <text:p text:style-name="P7"><text:a xlink:type="simple" xlink:href="https://codedeepdives.com/blog/cool-and-interesting-postgres-features?ref=laravelnews#postgres-will-strip-out-unused-joins-with-its-join-pruning-feature" text:style-name="Internet_20_link" text:visited-style-name="Visited_20_Internet_20_Link">Postgres will strip out unused joins with its join pruning feature </text:a></text:p>
        </text:list-item>
        <text:list-item>
          <text:p text:style-name="P7"><text:a xlink:type="simple" xlink:href="https://codedeepdives.com/blog/cool-and-interesting-postgres-features?ref=laravelnews#lateral-joins" text:style-name="Internet_20_link" text:visited-style-name="Visited_20_Internet_20_Link">LATERAL JOINs </text:a></text:p>
        </text:list-item>
        <text:list-item>
          <text:p text:style-name="P7"><text:a xlink:type="simple" xlink:href="https://codedeepdives.com/blog/cool-and-interesting-postgres-features?ref=laravelnews#know-how-to-deal-with-dates-and-times-easily-in-postgres" text:style-name="Internet_20_link" text:visited-style-name="Visited_20_Internet_20_Link">Know how to deal with dates and times easily in Postgres </text:a></text:p>
        </text:list-item>
        <text:list-item>
          <text:p text:style-name="P7"><text:a xlink:type="simple" xlink:href="https://codedeepdives.com/blog/cool-and-interesting-postgres-features?ref=laravelnews#you-can-store-json-data-easily" text:style-name="Internet_20_link" text:visited-style-name="Visited_20_Internet_20_Link">You can store JSON data easily </text:a></text:p>
        </text:list-item>
        <text:list-item>
          <text:p text:style-name="P7"><text:a xlink:type="simple" xlink:href="https://codedeepdives.com/blog/cool-and-interesting-postgres-features?ref=laravelnews#difference-between-jsonb-and-json-in-postgresql" text:style-name="Internet_20_link" text:visited-style-name="Visited_20_Internet_20_Link">Difference between JSONB and JSON in PostgreSQL </text:a></text:p>
        </text:list-item>
        <text:list-item>
          <text:p text:style-name="P7"><text:a xlink:type="simple" xlink:href="https://codedeepdives.com/blog/cool-and-interesting-postgres-features?ref=laravelnews#postgres-cluster-index" text:style-name="Internet_20_link" text:visited-style-name="Visited_20_Internet_20_Link">Postgres Cluster Index </text:a></text:p>
        </text:list-item>
        <text:list-item>
          <text:p text:style-name="P7"><text:a xlink:type="simple" xlink:href="https://codedeepdives.com/blog/cool-and-interesting-postgres-features?ref=laravelnews#different-types-of-index" text:style-name="Internet_20_link" text:visited-style-name="Visited_20_Internet_20_Link">Different types of index </text:a></text:p>
        </text:list-item>
        <text:list-item>
          <text:p text:style-name="P7"><text:a xlink:type="simple" xlink:href="https://codedeepdives.com/blog/cool-and-interesting-postgres-features?ref=laravelnews#b-tree-indexes" text:style-name="Internet_20_link" text:visited-style-name="Visited_20_Internet_20_Link">B-tree indexes </text:a></text:p>
        </text:list-item>
        <text:list-item>
          <text:p text:style-name="P7"><text:a xlink:type="simple" xlink:href="https://codedeepdives.com/blog/cool-and-interesting-postgres-features?ref=laravelnews#gin-indexes" text:style-name="Internet_20_link" text:visited-style-name="Visited_20_Internet_20_Link">GIN indexes </text:a></text:p>
        </text:list-item>
        <text:list-item>
          <text:p text:style-name="P7"><text:a xlink:type="simple" xlink:href="https://codedeepdives.com/blog/cool-and-interesting-postgres-features?ref=laravelnews#hash-indexes" text:style-name="Internet_20_link" text:visited-style-name="Visited_20_Internet_20_Link">Hash indexes </text:a></text:p>
        </text:list-item>
        <text:list-item>
          <text:p text:style-name="P7"><text:a xlink:type="simple" xlink:href="https://codedeepdives.com/blog/cool-and-interesting-postgres-features?ref=laravelnews#brin-indexes" text:style-name="Internet_20_link" text:visited-style-name="Visited_20_Internet_20_Link">BRIN indexes </text:a></text:p>
        </text:list-item>
        <text:list-item>
          <text:p text:style-name="P7"><text:a xlink:type="simple" xlink:href="https://codedeepdives.com/blog/cool-and-interesting-postgres-features?ref=laravelnews#gist-indexes" text:style-name="Internet_20_link" text:visited-style-name="Visited_20_Internet_20_Link">GiST Indexes </text:a></text:p>
        </text:list-item>
        <text:list-item>
          <text:p text:style-name="P7"><text:a xlink:type="simple" xlink:href="https://codedeepdives.com/blog/cool-and-interesting-postgres-features?ref=laravelnews#bloom-index" text:style-name="Internet_20_link" text:visited-style-name="Visited_20_Internet_20_Link">Bloom index </text:a></text:p>
        </text:list-item>
        <text:list-item>
          <text:p text:style-name="P7"><text:a xlink:type="simple" xlink:href="https://codedeepdives.com/blog/cool-and-interesting-postgres-features?ref=laravelnews#use-row_number-to-add-a-the-rowposition-counter-to-each-result" text:style-name="Internet_20_link" text:visited-style-name="Visited_20_Internet_20_Link">Use ROW_NUMBER to add a the row/position counter to each result </text:a></text:p>
        </text:list-item>
        <text:list-item>
          <text:p text:style-name="P7"><text:a xlink:type="simple" xlink:href="https://codedeepdives.com/blog/cool-and-interesting-postgres-features?ref=laravelnews#change-the-border-style-in-postgres-command-line-output" text:style-name="Internet_20_link" text:visited-style-name="Visited_20_Internet_20_Link">Change the border style in postgres command line output </text:a></text:p>
        </text:list-item>
        <text:list-item>
          <text:p text:style-name="P7"><text:a xlink:type="simple" xlink:href="https://codedeepdives.com/blog/cool-and-interesting-postgres-features?ref=laravelnews#the-different-column-data-types" text:style-name="Internet_20_link" text:visited-style-name="Visited_20_Internet_20_Link">The different column data types </text:a></text:p>
        </text:list-item>
        <text:list-item>
          <text:p text:style-name="P7"><text:a xlink:type="simple" xlink:href="https://codedeepdives.com/blog/cool-and-interesting-postgres-features?ref=laravelnews#what-the-wal-is" text:style-name="Internet_20_link" text:visited-style-name="Visited_20_Internet_20_Link">What the WAL is </text:a></text:p>
        </text:list-item>
        <text:list-item>
          <text:p text:style-name="P7"><text:a xlink:type="simple" xlink:href="https://codedeepdives.com/blog/cool-and-interesting-postgres-features?ref=laravelnews#every-query-is-wrapped-in-a-transaction" text:style-name="Internet_20_link" text:visited-style-name="Visited_20_Internet_20_Link">Every query is wrapped in a transaction </text:a></text:p>
        </text:list-item>
        <text:list-item>
          <text:p text:style-name="P6"><text:a xlink:type="simple" xlink:href="https://codedeepdives.com/blog/cool-and-interesting-postgres-features?ref=laravelnews#recursive-queries" text:style-name="Internet_20_link" text:visited-style-name="Visited_20_Internet_20_Link">Recursive queries </text:a></text:p>
        </text:list-item>
      </text:list>
      <text:h text:style-name="Heading_20_2" text:outline-level="2"><text:bookmark text:name="use-tablesample-to-get-a-random-sample-of-your-database"/>Use TABLESAMPLE to get a random sample of your database</text:h>
      <text:p text:style-name="Text_20_body">Since PostgreSQL 9.5 we've had access to <text:span text:style-name="Source_20_Text">TABLESAMPLE</text:span>. This is used with <text:span text:style-name="Source_20_Text">SELECT</text:span> queries to return a randomised subset of the results. This is really useful if you want to have a glance at a small randomised selection of data from a huge dataset.</text:p>
      <text:p text:style-name="Text_20_body">There are two ways to randomly select the data - <text:span text:style-name="Source_20_Text">SYSTEM</text:span> (faster, returns random pages from disk) or <text:span text:style-name="Source_20_Text">BERNOULLI</text:span> ( better random distribution between rows, does a sequential scan on whole table and randomly returns rows).</text:p>
      <text:p text:style-name="Text_20_body">Example of using <text:span text:style-name="Source_20_Text">TABLESAMPLE</text:span> in postgres:</text:p>
      <text:p text:style-name="Preformatted_20_Text"><text:soft-page-break/><text:span text:style-name="Source_20_Text">-- return approx 20% of rows</text:span></text:p>
      <text:p text:style-name="Preformatted_20_Text"><text:span text:style-name="Source_20_Text">SELECT *</text:span></text:p>
      <text:p text:style-name="Preformatted_20_Text"><text:span text:style-name="Source_20_Text">FROM your_table TABLESAMPLE SYSTEM(20)</text:span></text:p>
      <text:p text:style-name="Preformatted_20_Text"/>
      <text:p text:style-name="Preformatted_20_Text"><text:span text:style-name="Source_20_Text">-- return approx 5% of rows</text:span></text:p>
      <text:p text:style-name="Preformatted_20_Text"><text:span text:style-name="Source_20_Text">SELECT *</text:span></text:p>
      <text:p text:style-name="P5"><text:span text:style-name="Source_20_Text">FROM your_table TABLESAMPLE BERNOULLI(5)</text:span></text:p>
      <text:p text:style-name="Text_20_body">If you need to seed the randomness, so it is repeatable with the same data you can use the <text:span text:style-name="Source_20_Text">REPEATABLE</text:span> argument.</text:p>
      <text:p text:style-name="Preformatted_20_Text"><text:span text:style-name="Source_20_Text">-- seed with '123', so this will always return same rows </text:span></text:p>
      <text:p text:style-name="Preformatted_20_Text"><text:span text:style-name="Source_20_Text">-- (Assuming no data was changed in the db)</text:span></text:p>
      <text:p text:style-name="Preformatted_20_Text"><text:span text:style-name="Source_20_Text">-- returns 1% of rows</text:span></text:p>
      <text:p text:style-name="Preformatted_20_Text"><text:span text:style-name="Source_20_Text">SELECT *</text:span></text:p>
      <text:p text:style-name="P5"><text:span text:style-name="Source_20_Text">FROM your_table TABLESAMPLE SYSTEM (1) REPEATABLE (123);</text:span></text:p>
      <text:h text:style-name="Heading_20_2" text:outline-level="2"><text:bookmark text:name="generate-ranges-of-values-with-generate_series"/>Generate ranges of values with generate_series</text:h>
      <text:p text:style-name="Text_20_body">Sometimes you need to generate ranges of values, such as <text:span text:style-name="Source_20_Text">[1, 2, 3, 4]</text:span>. This can be useful for generating fake data.</text:p>
      <text:p text:style-name="Preformatted_20_Text"><text:span text:style-name="Source_20_Text">SELECT *</text:span></text:p>
      <text:p text:style-name="P5"><text:span text:style-name="Source_20_Text">FROM generate_series(1, 3); -- returns 1, 2, 3</text:span></text:p>
      <text:h text:style-name="Heading_20_2" text:outline-level="2"><text:bookmark text:name="postgres-will-strip-out-unused-joins-with-its-join-pruning-feature"/>Postgres will strip out unused joins with its join pruning feature</text:h>
      <text:p text:style-name="Text_20_body">This isn't really a feature you should be looking to use, but it is interesting to know about it.</text:p>
      <text:p text:style-name="Text_20_body">If you add a join to a query that isn't used (and would have no effect if you removed it from the query), then the query optimiser will silently strip it out.</text:p>
      <text:p text:style-name="Text_20_body">For example in the next query we join <text:span text:style-name="Source_20_Text">table_b</text:span>, but do not use it anywhere, so it will get pruned and if you inspected it with <text:span text:style-name="Source_20_Text">EXPLAIN</text:span> you would see <text:span text:style-name="Source_20_Text">table_b</text:span> is not read from.</text:p>
      <text:p text:style-name="Preformatted_20_Text"><text:span text:style-name="Source_20_Text">SELECT A.*</text:span></text:p>
      <text:p text:style-name="Preformatted_20_Text"><text:span text:style-name="Source_20_Text">FROM table_a A</text:span></text:p>
      <text:p text:style-name="P5"><text:span text:style-name="Source_20_Text"><text:s text:c="9"/>LEFT JOIN table_b B on A.id = B.fk</text:span></text:p>
      <text:h text:style-name="Heading_20_2" text:outline-level="2"><text:bookmark text:name="lateral-joins"/>LATERAL JOINs</text:h>
      <text:p text:style-name="Text_20_body">Since PostgreSQL 9.3 we have had the <text:span text:style-name="Source_20_Text">LATERAL JOIN</text:span> type. Its a little awkward to explain...</text:p>
      <text:p text:style-name="Text_20_body">They are used when you have subqueries or joins.</text:p>
      <text:p text:style-name="Text_20_body">The subquery/join can reference columns from the list of columns defined before the <text:span text:style-name="Source_20_Text">FROM</text:span>.</text:p>
      <text:p text:style-name="Text_20_body">(A subquery (not lateral) looks like this: <text:span text:style-name="Source_20_Text">... FROM (SELECT some_col FROM another_table) subquery...</text:span>).</text:p>
      <text:p text:style-name="Text_20_body">You do it by adding the word <text:span text:style-name="Source_20_Text">LATERAL</text:span> before the subquery/join.</text:p>
      <text:p text:style-name="Text_20_body">The example from the docs gives a trivial example.</text:p>
      <text:p text:style-name="Preformatted_20_Text"><text:soft-page-break/><text:span text:style-name="Source_20_Text">-- Without lateral join:</text:span></text:p>
      <text:p text:style-name="Preformatted_20_Text"><text:span text:style-name="Source_20_Text">SELECT *</text:span></text:p>
      <text:p text:style-name="Preformatted_20_Text"><text:span text:style-name="Source_20_Text">FROM foo,</text:span></text:p>
      <text:p text:style-name="Preformatted_20_Text"><text:span text:style-name="Source_20_Text"><text:s text:c="5"/>bar</text:span></text:p>
      <text:p text:style-name="Preformatted_20_Text"><text:span text:style-name="Source_20_Text">WHERE bar.id = foo.bar_id;</text:span></text:p>
      <text:p text:style-name="Preformatted_20_Text"><text:span text:style-name="Source_20_Text">-- With ltaeral join:</text:span></text:p>
      <text:p text:style-name="Preformatted_20_Text"><text:span text:style-name="Source_20_Text">SELECT *</text:span></text:p>
      <text:p text:style-name="P5"><text:span text:style-name="Source_20_Text">FROM foo, LATERAL (SELECT * FROM bar WHERE bar.id = foo.bar_id) ss;</text:span></text:p>
      <text:p text:style-name="Text_20_body">That example should be quite clear, but it doesn't look very useful.</text:p>
      <text:p text:style-name="Text_20_body">Here are a couple of more complex example (copy/pasted from official docs):</text:p>
      <text:p text:style-name="Preformatted_20_Text"><text:span text:style-name="Source_20_Text">SELECT p1.id, p2.id, v1, v2</text:span></text:p>
      <text:p text:style-name="Preformatted_20_Text"><text:span text:style-name="Source_20_Text">FROM polygons p1, polygons p2,</text:span></text:p>
      <text:p text:style-name="Preformatted_20_Text"><text:span text:style-name="Source_20_Text"><text:s text:c="5"/>LATERAL vertices(p1.poly) v1,</text:span></text:p>
      <text:p text:style-name="Preformatted_20_Text"><text:span text:style-name="Source_20_Text"><text:s text:c="5"/>LATERAL vertices(p2.poly) v2</text:span></text:p>
      <text:p text:style-name="P5"><text:span text:style-name="Source_20_Text">WHERE (v1 &lt;-&gt; v2) &lt; 10 AND p1.id != p2.id;</text:span></text:p>
      <text:p text:style-name="Text_20_body">Example of a lateral join:</text:p>
      <text:p text:style-name="Preformatted_20_Text"><text:span text:style-name="Source_20_Text">SELECT m.name</text:span></text:p>
      <text:p text:style-name="Preformatted_20_Text"><text:span text:style-name="Source_20_Text">FROM manufacturers m</text:span></text:p>
      <text:p text:style-name="Preformatted_20_Text"><text:span text:style-name="Source_20_Text"><text:s text:c="9"/>LEFT JOIN LATERAL get_product_names(m.id) pname</text:span></text:p>
      <text:p text:style-name="Preformatted_20_Text"><text:span text:style-name="Source_20_Text">ON true</text:span></text:p>
      <text:p text:style-name="P5"><text:span text:style-name="Source_20_Text">WHERE pname IS NULL;</text:span></text:p>
      <text:p text:style-name="P8">If you want to see it in action in a video: <text:a xlink:type="simple" xlink:href="https://www.youtube.com/watch?v=icpPE5lKQIA" office:target-frame-name="_blank" xlink:show="new" text:style-name="Internet_20_link" text:visited-style-name="Visited_20_Internet_20_Link">https://www.youtube.com/watch?v=icpPE5lKQIA</text:a></text:p>
      <text:h text:style-name="Heading_20_2" text:outline-level="2"><text:bookmark text:name="know-how-to-deal-with-dates-and-times-easily-in-postgres"/>Know how to deal with dates and times easily in Postgres</text:h>
      <text:p text:style-name="Text_20_body">Postgres has many options when it comes to working with dates, times and durations.</text:p>
      <text:p text:style-name="Text_20_body">I'll show these with some examples - they are all pretty simple to understand.</text:p>
      <text:p text:style-name="Text_20_body"><text:span text:style-name="Strong_20_Emphasis">Get all rows that were updated X days ago, with </text:span><text:span text:style-name="Strong_20_Emphasis"><text:span text:style-name="Source_20_Text">now()</text:span></text:span><text:span text:style-name="Strong_20_Emphasis"> and subtracting </text:span><text:span text:style-name="Strong_20_Emphasis"><text:span text:style-name="Source_20_Text">::interval</text:span></text:span><text:span text:style-name="Strong_20_Emphasis">:</text:span></text:p>
      <text:p text:style-name="Preformatted_20_Text"><text:span text:style-name="Source_20_Text">SELECT *</text:span></text:p>
      <text:p text:style-name="Preformatted_20_Text"><text:span text:style-name="Source_20_Text">FROM your_table</text:span></text:p>
      <text:p text:style-name="P5"><text:span text:style-name="Source_20_Text">WHERE updated_at &gt;= now() - '1 week'::interval</text:span></text:p>
      <text:p text:style-name="Text_20_body"><text:span text:style-name="Strong_20_Emphasis">add and subtract from dates</text:span></text:p>
      <text:p text:style-name="Text_20_body">You can use <text:span text:style-name="Source_20_Text">+</text:span> or <text:span text:style-name="Source_20_Text">-</text:span> to change dates.</text:p>
      <text:p text:style-name="Text_20_body">For example <text:span text:style-name="Source_20_Text">date '2022-01-01' + integer '1'</text:span> would return <text:span text:style-name="Source_20_Text">date '2022-01-02'</text:span>.</text:p>
      <text:p text:style-name="Text_20_body">Or you can specify the duration (which will return a timestamp here) <text:span text:style-name="Source_20_Text">date '2022-01-01' + interval '1 hour'</text:span> returns <text:span text:style-name="Source_20_Text">timestamp '2022-01-01 01:00:00'</text:span>.</text:p>
      <text:p text:style-name="Text_20_body"><text:span text:style-name="Strong_20_Emphasis">Useful date/time functions to know</text:span></text:p>
      <text:list xml:id="list3156919022" text:style-name="L3">
        <text:list-item>
          <text:p text:style-name="P10"><text:span text:style-name="Source_20_Text">age()</text:span> </text:p>
        </text:list-item>
        <text:list-item>
          <text:p text:style-name="P10"><text:span text:style-name="Source_20_Text">now()</text:span> </text:p>
        </text:list-item>
        <text:list-item>
          <text:p text:style-name="P10"><text:span text:style-name="Source_20_Text">transaction_timestamp()</text:span> </text:p>
        </text:list-item>
        <text:list-item>
          <text:p text:style-name="P10"><text:span text:style-name="Source_20_Text">clock_timestamp()</text:span> (the time right now - useful if used in transaction and want the time right now as opposed to when the transaction was created) </text:p>
        </text:list-item>
        <text:list-item>
          <text:p text:style-name="P10"><text:soft-page-break/><text:span text:style-name="Source_20_Text">date_part(part, source)</text:span>, such as <text:span text:style-name="Source_20_Text">date_part('day', TIMESTAMP '2021-01-02 03:04:05')</text:span> would return <text:span text:style-name="Source_20_Text">02</text:span> (the day of month part). </text:p>
        </text:list-item>
        <text:list-item>
          <text:p text:style-name="P10"><text:span text:style-name="Source_20_Text">current_date</text:span> (a function, sometimes called a constant (as i did on first version of this article...)) </text:p>
        </text:list-item>
        <text:list-item>
          <text:p text:style-name="P10"><text:span text:style-name="Source_20_Text">current_time</text:span> (with tz) </text:p>
        </text:list-item>
        <text:list-item>
          <text:p text:style-name="P10"><text:span text:style-name="Source_20_Text">current_timestamp</text:span> (with tz) </text:p>
        </text:list-item>
        <text:list-item>
          <text:p text:style-name="P9"><text:span text:style-name="Source_20_Text">localtime</text:span> (no tz) </text:p>
        </text:list-item>
      </text:list>
      <text:h text:style-name="Heading_20_2" text:outline-level="2"><text:bookmark text:name="you-can-store-json-data-easily"/>You can store JSON data easily</text:h>
      <text:p text:style-name="Text_20_body">You can store JSON data in Postgres. Here is how you can create a JSON column in a postgres table:</text:p>
      <text:p text:style-name="Preformatted_20_Text"><text:span text:style-name="Source_20_Text">CREATE TABLE your_table</text:span></text:p>
      <text:p text:style-name="Preformatted_20_Text"><text:span text:style-name="Source_20_Text">(</text:span></text:p>
      <text:p text:style-name="Preformatted_20_Text"><text:span text:style-name="Source_20_Text"><text:s text:c="4"/>id <text:s text:c="7"/>serial NOT NULL PRIMARY KEY,</text:span></text:p>
      <text:p text:style-name="Preformatted_20_Text"><text:span text:style-name="Source_20_Text"><text:s text:c="4"/>meta_info json <text:s text:c="2"/>NOT NULL</text:span></text:p>
      <text:p text:style-name="P5"><text:span text:style-name="Source_20_Text">);</text:span></text:p>
      <text:p text:style-name="Text_20_body">And here is how you insert JSON data:</text:p>
      <text:p text:style-name="Preformatted_20_Text"><text:span text:style-name="Source_20_Text">INSERT INTO your_table (meta_info)</text:span></text:p>
      <text:p text:style-name="P5"><text:span text:style-name="Source_20_Text">VALUES ('{ "hello": "this is a welcome message" }');</text:span></text:p>
      <text:p text:style-name="Text_20_body">And you can query it like this:</text:p>
      <text:p text:style-name="Preformatted_20_Text"><text:span text:style-name="Source_20_Text">SELECT meta_info - &gt; 'hello' AS hello_msg</text:span></text:p>
      <text:p text:style-name="P5"><text:span text:style-name="Source_20_Text">FROM your_table;</text:span></text:p>
      <text:p text:style-name="Text_20_body">There are a few operators used with JSON data:</text:p>
      <text:list xml:id="list3689695829" text:style-name="L4">
        <text:list-item>
          <text:p text:style-name="P12"><text:span text:style-name="Source_20_Text">-&gt;</text:span> access an array item or object element </text:p>
          <text:list>
            <text:list-item>
              <text:p text:style-name="P12">with an int, such as <text:span text:style-name="Source_20_Text">-&gt; 0</text:span>: get the first item in an array </text:p>
            </text:list-item>
            <text:list-item>
              <text:p text:style-name="P12">with a string, such as <text:span text:style-name="Source_20_Text">-&gt; 'hello'</text:span>: get an item from an object </text:p>
            </text:list-item>
          </text:list>
        </text:list-item>
        <text:list-item>
          <text:p text:style-name="P12"><text:span text:style-name="Source_20_Text">-&gt;&gt;</text:span> access an array item or object element, returning it as a string </text:p>
          <text:list>
            <text:list-item>
              <text:p text:style-name="P12">with an int, such as <text:span text:style-name="Source_20_Text">-&gt;&gt; 0</text:span>: get the first item in an array (returns as a string) </text:p>
            </text:list-item>
            <text:list-item>
              <text:p text:style-name="P12">with a string, such as <text:span text:style-name="Source_20_Text">-&gt;&gt; 'hello'</text:span>: get an item from an object (returns as a string) </text:p>
            </text:list-item>
          </text:list>
        </text:list-item>
        <text:list-item>
          <text:p text:style-name="P12"><text:span text:style-name="Source_20_Text">#&gt;</text:span> get JSON object at a path </text:p>
          <text:list>
            <text:list-item>
              <text:p text:style-name="P12">For example <text:span text:style-name="Source_20_Text">'{"a": {"b":{"c": "foo"}}}'::json#&gt;'{a,b}'</text:span> will return <text:span text:style-name="Source_20_Text">{"c": "foo"}</text:span> </text:p>
            </text:list-item>
          </text:list>
        </text:list-item>
        <text:list-item>
          <text:p text:style-name="P11"><text:span text:style-name="Source_20_Text">#&gt;&gt;</text:span> get JSON object at a path, returning it as text </text:p>
        </text:list-item>
      </text:list>
      <text:p text:style-name="Text_20_body">JSONB (explained below) has some more operators such as <text:span text:style-name="Source_20_Text">?</text:span> (does key exist), <text:span text:style-name="Source_20_Text">-</text:span> (delete key/value), <text:span text:style-name="Source_20_Text">||</text:span> (concat two values into new jsonb)</text:p>
      <text:p text:style-name="Text_20_body">You can use helper functions such as <text:span text:style-name="Source_20_Text">to_json()</text:span>/<text:span text:style-name="Source_20_Text">to_jsonb()</text:span>, <text:span text:style-name="Source_20_Text">array_to_json()</text:span>, <text:span text:style-name="Source_20_Text">row_to_json()</text:span> etc.</text:p>
      <text:h text:style-name="Heading_20_2" text:outline-level="2"><text:bookmark text:name="difference-between-jsonb-and-json-in-postgresql"/><text:soft-page-break/>Difference between JSONB and JSON in PostgreSQL</text:h>
      <text:list xml:id="list3216302745" text:style-name="L5">
        <text:list-item>
          <text:p text:style-name="P14">JSON stores the data as text, exactly as you provide it in an <text:span text:style-name="Source_20_Text">INSERT</text:span> query. </text:p>
        </text:list-item>
        <text:list-item>
          <text:p text:style-name="P13">JSONB parses the JSON you provide, and stores it as binary data. This is the preferred way to store it in the database, and you should only store as <text:span text:style-name="Source_20_Text">JSON</text:span> if you have specific requirements to do so. </text:p>
        </text:list-item>
      </text:list>
      <text:p text:style-name="Text_20_body">JSONB strips all whitespace (it is stored as binary data), and the ordering of keys in objects is likely to change.</text:p>
      <text:p text:style-name="Text_20_body">Ignoring the whitespace (which takes up a minimal amount of space), JSONB can take up more disk space, but the trade off is its flexibility and speed.</text:p>
      <text:p text:style-name="Text_20_body">You can also add indexes to JSONB data.</text:p>
      <text:p text:style-name="Text_20_body">JSONB is quicker to use in SELECT queries (the reason the keys change order is to increase access speed). But it is slightly slower to store as it has to be parsed.</text:p>
      <text:h text:style-name="Heading_20_2" text:outline-level="2"><text:bookmark text:name="postgres-cluster-index"/>Postgres Cluster Index</text:h>
      <text:p text:style-name="Text_20_body">The Postgres CLUSTER command can be used to sort a table (where it is stored on disk) based on an index, to make accessing and reading that data quicker.</text:p>
      <text:p text:style-name="Text_20_body">This increases performance if you are trying to access a range of values (or multiple rows that have the same indexed value), as they will be ordered on disk to be quicker to read and access.</text:p>
      <text:p text:style-name="Text_20_body">The command is <text:span text:style-name="Source_20_Text">CLUSTER your_table_table USING your_index_name</text:span>.</text:p>
      <text:p text:style-name="Text_20_body">This will create a temporary table (which will mean it will take up more disk space - including space for all indexes as well as the index the cluster is built on).</text:p>
      <text:p text:style-name="Text_20_body">Read more: <text:a xlink:type="simple" xlink:href="https://www.postgresql.org/docs/current/sql-cluster.html" office:target-frame-name="_blank" xlink:show="new" text:style-name="Internet_20_link" text:visited-style-name="Visited_20_Internet_20_Link">https://www.postgresql.org/docs/current/sql-cluster.html</text:a></text:p>
      <text:h text:style-name="Heading_20_2" text:outline-level="2"><text:bookmark text:name="different-types-of-index"/>Different types of index</text:h>
      <text:p text:style-name="Text_20_body">There are multiple types of indexes that you can use.</text:p>
      <text:h text:style-name="Heading_20_3" text:outline-level="3"><text:bookmark text:name="b-tree-indexes"/>B-tree indexes</text:h>
      <text:p text:style-name="Text_20_body">The default index - self balancing tree. You can do comparisons with this (<text:span text:style-name="Source_20_Text">&gt;</text:span>, <text:span text:style-name="Source_20_Text">&gt;=</text:span>, <text:span text:style-name="Source_20_Text">=</text:span>, <text:span text:style-name="Source_20_Text">&lt;</text:span>, <text:span text:style-name="Source_20_Text">&lt;=</text:span>, <text:span text:style-name="Source_20_Text">BETWEEN</text:span>, <text:span text:style-name="Source_20_Text">IN</text:span> , <text:span text:style-name="Source_20_Text">IS NULL</text:span>, <text:span text:style-name="Source_20_Text">IS NOT NULL</text:span> and <text:span text:style-name="Source_20_Text">LIKE</text:span>).</text:p>
      <text:p text:style-name="Text_20_body">Unless you have learned about different indexes that you can use with Postgres, you have almost certainly mostly been using B-tree indexes.</text:p>
      <text:p text:style-name="Text_20_body">You can't use a b-tree index on complex column data types - such as JSONB or array types.</text:p>
      <text:p text:style-name="Preformatted_20_Text"><text:span text:style-name="Source_20_Text">CREATE INDEX your_hash_index </text:span></text:p>
      <text:p text:style-name="P5"><text:span text:style-name="Source_20_Text"><text:s text:c="4"/>ON your_table_name;</text:span></text:p>
      <text:h text:style-name="Heading_20_3" text:outline-level="3"><text:bookmark text:name="gin-indexes"/><text:soft-page-break/>GIN indexes</text:h>
      <text:p text:style-name="Text_20_body">GIN indexes in Postgresql stands for <text:span text:style-name="Strong_20_Emphasis">Generalized Inverted iNdex</text:span>. They were added in Postgres 8.2. If you can't index something with a b-tree then you will probably look at GIN indexes as they can index more complex data types.</text:p>
      <text:p text:style-name="Text_20_body">GIN indexes are also used for full text search.</text:p>
      <text:p text:style-name="Text_20_body">You can use comparison operators such as <text:span text:style-name="Source_20_Text">&lt;@</text:span>, <text:span text:style-name="Source_20_Text">@&gt;</text:span>, <text:span text:style-name="Source_20_Text">=</text:span>, <text:span text:style-name="Source_20_Text">&amp;&amp;</text:span>.</text:p>
      <text:p text:style-name="Preformatted_20_Text"><text:span text:style-name="Source_20_Text">CREATE INDEX your_gin_index ON your_table_name</text:span></text:p>
      <text:p text:style-name="P5"><text:span text:style-name="Source_20_Text"><text:s text:c="4"/>USING gin(your_column_name);</text:span></text:p>
      <text:p text:style-name="Text_20_body">Here is an example using <text:span text:style-name="Source_20_Text">to_tsvector</text:span> function to create a GIN index with full text search:</text:p>
      <text:p text:style-name="Preformatted_20_Text"><text:span text:style-name="Source_20_Text">CREATE INDEX your_gin_index_2 </text:span></text:p>
      <text:p text:style-name="Preformatted_20_Text"><text:span text:style-name="Source_20_Text"><text:s text:c="4"/>ON your_table_name</text:span></text:p>
      <text:p text:style-name="P5"><text:span text:style-name="Source_20_Text"><text:s text:c="4"/>USING GIN (to_tsvector('english', your_column_name));</text:span></text:p>
      <text:h text:style-name="Heading_20_3" text:outline-level="3"><text:bookmark text:name="hash-indexes"/>Hash indexes</text:h>
      <text:p text:style-name="Text_20_body">Hash indexes are quick and somewhat simple. They can only be compared with <text:span text:style-name="Source_20_Text">=</text:span>.</text:p>
      <text:p text:style-name="Text_20_body">Note: using a hash index will not reduce the size of your index. Its advantage is for speed.</text:p>
      <text:p text:style-name="Text_20_body">How to create a hash index:</text:p>
      <text:p text:style-name="Preformatted_20_Text"><text:span text:style-name="Source_20_Text">CREATE INDEX your_hash_index </text:span></text:p>
      <text:p text:style-name="Preformatted_20_Text"><text:span text:style-name="Source_20_Text"><text:s text:c="4"/>ON your_table_name </text:span></text:p>
      <text:p text:style-name="P5"><text:span text:style-name="Source_20_Text"><text:s text:c="4"/>USING HASH (your_column_name);</text:span></text:p>
      <text:h text:style-name="Heading_20_3" text:outline-level="3"><text:bookmark text:name="brin-indexes"/>BRIN indexes</text:h>
      <text:p text:style-name="Text_20_body">BRIN stands for <text:span text:style-name="Strong_20_Emphasis">Block Range INdexes</text:span>.</text:p>
      <text:p text:style-name="Text_20_body">BRIN indexes are smaller in size and quicker to update than B-Tree indexes.</text:p>
      <text:p text:style-name="Text_20_body">They are useful when the indexed values are linear, such as dates. Using a BRIN index means you can easily select items close to each other in a range, as it stores the data in the same/close pages on disk.</text:p>
      <text:p text:style-name="Text_20_body">It stores the min/max values for a range. This can have a significant reduction in the size of the index.</text:p>
      <text:p text:style-name="Text_20_body">How to create a BRIN index:</text:p>
      <text:p text:style-name="P5"><text:span text:style-name="Source_20_Text">CREATE INDEX your_brin_index ON your_table USING brin(updated_at_timestamp);</text:span></text:p>
      <text:h text:style-name="Heading_20_3" text:outline-level="3"><text:bookmark text:name="gist-indexes"/>GiST Indexes</text:h>
      <text:p text:style-name="Text_20_body">GiST stands for Generalized Search Tree. It is a lossy index (may return false positives in the index - but postgres always double checks the real row data before returning data). GiST indexes can be usef for full text (like GIN)</text:p>
      <text:p text:style-name="Text_20_body">GiST indexes can have more comparisons such as <text:span text:style-name="Source_20_Text">&lt;&lt;</text:span>, <text:span text:style-name="Source_20_Text">&gt;&gt;</text:span>, <text:span text:style-name="Source_20_Text">~=</text:span>, <text:span text:style-name="Source_20_Text">&lt;@</text:span>, <text:span text:style-name="Source_20_Text">&lt;&lt;|</text:span>, <text:span text:style-name="Source_20_Text">|&gt;&gt;</text:span>.</text:p>
      <text:h text:style-name="Heading_20_3" text:outline-level="3"><text:bookmark text:name="bloom-index"/><text:soft-page-break/>Bloom index</text:h>
      <text:p text:style-name="Text_20_body">A bloom index is a very space efficient way to index data. It can be easily and quickly used to confirm if an element is in the index (it does return false positives, but a very small %)</text:p>
      <text:p text:style-name="Text_20_body">Example from the postgres docs, explaining that "The index is created with a signature length of 80 bits, with attributes i1 and i2 mapped to 2 bits, and attribute i3 mapped to 4 bits. We could have omitted the length, col1, and col2 specifications since those have the default values.":</text:p>
      <text:p text:style-name="Preformatted_20_Text"><text:span text:style-name="Source_20_Text">CREATE INDEX your_bloom_index </text:span></text:p>
      <text:p text:style-name="Preformatted_20_Text"><text:span text:style-name="Source_20_Text"><text:s text:c="4"/>ON your_Table </text:span></text:p>
      <text:p text:style-name="Preformatted_20_Text"><text:span text:style-name="Source_20_Text"><text:s text:c="4"/>USING bloom (i1,i2,i3)</text:span></text:p>
      <text:p text:style-name="P5"><text:span text:style-name="Source_20_Text"><text:s text:c="4"/>WITH (length =80, col1=2, col2=2, col3=4);</text:span></text:p>
      <text:h text:style-name="Heading_20_2" text:outline-level="2"><text:bookmark text:name="use-row_number-to-add-a-the-rowposition-counter-to-each-result"/>Use ROW_NUMBER to add a the row/position counter to each result</text:h>
      <text:p text:style-name="Text_20_body"><text:span text:style-name="Source_20_Text">ROW_NUMBER()</text:span> is a window function that can be used to add the row number.</text:p>
      <text:p text:style-name="Text_20_body">You use it with <text:span text:style-name="Source_20_Text">PARTITION BY</text:span> to split up each rows (there can be cases where there are multiple rows with the same row number), and <text:span text:style-name="Source_20_Text">ORDER BY</text:span> to set the order.</text:p>
      <text:p text:style-name="Text_20_body">You can use it without partition by, to get the row id (notice there are 4 items, and the 4th item has a row_number of 4)</text:p>
      <text:p text:style-name="Preformatted_20_Text"><text:span text:style-name="Source_20_Text">SELECT id,</text:span></text:p>
      <text:p text:style-name="Preformatted_20_Text"><text:span text:style-name="Source_20_Text"><text:s text:c="7"/>title,</text:span></text:p>
      <text:p text:style-name="Preformatted_20_Text"><text:span text:style-name="Source_20_Text"><text:s text:c="7"/>ROW_NUMBER() OVER (ORDER BY id)</text:span></text:p>
      <text:p text:style-name="P5"><text:span text:style-name="Source_20_Text">FROM your_table;</text:span></text:p>
      <text:p text:style-name="Text_20_body">Will return something like:</text:p>
      <text:p text:style-name="Preformatted_20_Text"><text:span text:style-name="Source_20_Text">id,title,row_number</text:span></text:p>
      <text:p text:style-name="Preformatted_20_Text"><text:span text:style-name="Source_20_Text">1,some-title,1</text:span></text:p>
      <text:p text:style-name="Preformatted_20_Text"><text:span text:style-name="Source_20_Text">2,another-title,2</text:span></text:p>
      <text:p text:style-name="Preformatted_20_Text"><text:span text:style-name="Source_20_Text">3,one-more,3</text:span></text:p>
      <text:p text:style-name="P5"><text:span text:style-name="Source_20_Text">5,notice-the-gap,4</text:span></text:p>
      <text:p text:style-name="Text_20_body">You can also use it to generate row numbers grouped (or partitioned) by a column.</text:p>
      <text:p text:style-name="Text_20_body">The following example shows this - the row number is partitioned by the category_id, so each category_id will have its own row numbering.</text:p>
      <text:p text:style-name="Preformatted_20_Text"><text:span text:style-name="Source_20_Text">SELECT id,</text:span></text:p>
      <text:p text:style-name="Preformatted_20_Text"><text:span text:style-name="Source_20_Text"><text:s text:c="7"/>title,</text:span></text:p>
      <text:p text:style-name="Preformatted_20_Text"><text:span text:style-name="Source_20_Text"><text:s text:c="7"/>category_id,</text:span></text:p>
      <text:p text:style-name="Preformatted_20_Text"><text:span text:style-name="Source_20_Text"><text:s text:c="7"/>ROW_NUMBER() OVER (</text:span></text:p>
      <text:p text:style-name="Preformatted_20_Text"><text:span text:style-name="Source_20_Text"><text:s text:c="10"/>PARTITION BY category_id</text:span></text:p>
      <text:p text:style-name="Preformatted_20_Text"><text:span text:style-name="Source_20_Text"><text:s text:c="10"/>ORDER BY</text:span></text:p>
      <text:p text:style-name="Preformatted_20_Text"><text:span text:style-name="Source_20_Text"><text:s text:c="10"/>title</text:span></text:p>
      <text:p text:style-name="Preformatted_20_Text"><text:span text:style-name="Source_20_Text"><text:s text:c="8"/>) AS category_row_num</text:span></text:p>
      <text:p text:style-name="P5"><text:span text:style-name="Source_20_Text">FROM your_table;</text:span></text:p>
      <text:p text:style-name="Preformatted_20_Text"><text:span text:style-name="Source_20_Text">id,title,category_id,category_row_num</text:span></text:p>
      <text:p text:style-name="Preformatted_20_Text"><text:span text:style-name="Source_20_Text">1,abc,1,1</text:span></text:p>
      <text:p text:style-name="Preformatted_20_Text"><text:span text:style-name="Source_20_Text">4,def,1,2</text:span></text:p>
      <text:p text:style-name="Preformatted_20_Text"><text:span text:style-name="Source_20_Text">3,aaa,2,1 // row num restarts at 1 for this category_id of 2</text:span></text:p>
      <text:p text:style-name="P5"><text:span text:style-name="Source_20_Text">2,zzz,2,2</text:span></text:p>
      <text:h text:style-name="Heading_20_2" text:outline-level="2"><text:bookmark text:name="change-the-border-style-in-postgres-command-line-output"/><text:soft-page-break/>Change the border style in postgres command line output</text:h>
      <text:p text:style-name="Text_20_body">There are different styles to the borders, such as:</text:p>
      <text:p text:style-name="Preformatted_20_Text"><text:span text:style-name="Source_20_Text">\pset linestyle ascii</text:span></text:p>
      <text:p text:style-name="P5"><text:span text:style-name="Source_20_Text">\pset border 0</text:span></text:p>
      <text:p text:style-name="Preformatted_20_Text"><text:span text:style-name="Source_20_Text">id name <text:s text:c="3"/>created <text:s text:c="4"/></text:span></text:p>
      <text:p text:style-name="Preformatted_20_Text"><text:span text:style-name="Source_20_Text">-- ------- ----------</text:span></text:p>
      <text:p text:style-name="Preformatted_20_Text"><text:span text:style-name="Source_20_Text"><text:s/>1 Qwerty <text:s/>2022-01-01</text:span></text:p>
      <text:p text:style-name="P5"><text:span text:style-name="Source_20_Text"><text:s/>2 Asdf <text:s text:c="3"/>2022-02-02</text:span></text:p>
      <text:p text:style-name="Text_20_body">or with borders</text:p>
      <text:p text:style-name="Preformatted_20_Text"><text:span text:style-name="Source_20_Text">\pset linestyle ascii</text:span></text:p>
      <text:p text:style-name="P5"><text:span text:style-name="Source_20_Text">\pset border 2</text:span></text:p>
      <text:p text:style-name="Preformatted_20_Text"><text:span text:style-name="Source_20_Text">+----+--------+------------+</text:span></text:p>
      <text:p text:style-name="Preformatted_20_Text"><text:span text:style-name="Source_20_Text">| id | name <text:s text:c="2"/>| created <text:s text:c="3"/>|</text:span></text:p>
      <text:p text:style-name="Preformatted_20_Text"><text:span text:style-name="Source_20_Text">+----+--------+------------+</text:span></text:p>
      <text:p text:style-name="Preformatted_20_Text"><text:span text:style-name="Source_20_Text">| 1 <text:s/>| Qwerty | 2022-01-01 |</text:span></text:p>
      <text:p text:style-name="Preformatted_20_Text"><text:span text:style-name="Source_20_Text">| 2 <text:s/>| Asdf <text:s text:c="2"/>| 2022-02-02 |</text:span></text:p>
      <text:p text:style-name="P5"><text:span text:style-name="Source_20_Text">+----+--------+------------+</text:span></text:p>
      <text:p text:style-name="Text_20_body">If you want to find out more, see <text:a xlink:type="simple" xlink:href="https://database.guide/how-to-change-the-table-border-style-in-the-psql-query-results/" office:target-frame-name="_blank" xlink:show="new" text:style-name="Internet_20_link" text:visited-style-name="Visited_20_Internet_20_Link">https://database.guide/how-to-change-the-table-border-style-in-the-psql-query-results/</text:a></text:p>
      <text:h text:style-name="Heading_20_2" text:outline-level="2"><text:bookmark text:name="the-different-column-data-types"/>The different column data types</text:h>
      <text:p text:style-name="Text_20_body">There is a full list of data types here: <text:a xlink:type="simple" xlink:href="https://www.postgresql.org/docs/current/datatype.html" office:target-frame-name="_blank" xlink:show="new" text:style-name="Internet_20_link" text:visited-style-name="Visited_20_Internet_20_Link">https://www.postgresql.org/docs/current/datatype.html</text:a></text:p>
      <text:p text:style-name="Text_20_body">But I'll list some common ones</text:p>
      <text:list xml:id="list1592804268" text:style-name="L6">
        <text:list-item>
          <text:p text:style-name="P16"><text:span text:style-name="Strong_20_Emphasis">boolean</text:span> - normally <text:span text:style-name="Source_20_Text">true</text:span> or <text:span text:style-name="Source_20_Text">false</text:span> </text:p>
          <text:list>
            <text:list-item>
              <text:p text:style-name="P16">when storing, <text:span text:style-name="Source_20_Text">1</text:span>, <text:span text:style-name="Source_20_Text">yes</text:span>, <text:span text:style-name="Source_20_Text">y</text:span>, <text:span text:style-name="Source_20_Text">t</text:span> are converted to true, <text:span text:style-name="Source_20_Text">0</text:span>, <text:span text:style-name="Source_20_Text">no</text:span>, <text:span text:style-name="Source_20_Text">n</text:span>, <text:span text:style-name="Source_20_Text">f</text:span> are converted to false </text:p>
            </text:list-item>
            <text:list-item>
              <text:p text:style-name="P16">when querying, <text:span text:style-name="Source_20_Text">t</text:span> is converted to true, <text:span text:style-name="Source_20_Text">f</text:span> is converted to false, and space (<text:span text:style-name="Source_20_Text"> </text:span>) is converted to null </text:p>
            </text:list-item>
          </text:list>
        </text:list-item>
        <text:list-item>
          <text:p text:style-name="P16"><text:span text:style-name="Strong_20_Emphasis">text</text:span> and strings </text:p>
          <text:list>
            <text:list-item>
              <text:p text:style-name="P16">You have a few options, such as: </text:p>
            </text:list-item>
            <text:list-item>
              <text:p text:style-name="P16"><text:span text:style-name="Source_20_Text">CHAR(n)</text:span> </text:p>
              <text:list>
                <text:list-item>
                  <text:p text:style-name="P16">Pads out any strings to length <text:span text:style-name="Source_20_Text">n</text:span> by appending spaces </text:p>
                </text:list-item>
                <text:list-item>
                  <text:p text:style-name="P16">This should never be used unless you really know why you need it </text:p>
                </text:list-item>
              </text:list>
            </text:list-item>
            <text:list-item>
              <text:p text:style-name="P16"><text:span text:style-name="Source_20_Text">VARCHAR(n)</text:span> </text:p>
              <text:list>
                <text:list-item>
                  <text:p text:style-name="P16">'variable length char'. </text:p>
                </text:list-item>
                <text:list-item>
                  <text:p text:style-name="P16">Does not pad out strings smaller than <text:span text:style-name="Source_20_Text">n</text:span> length </text:p>
                </text:list-item>
                <text:list-item>
                  <text:p text:style-name="P16">Unlikely to need this often - just use <text:span text:style-name="Source_20_Text">TEXT</text:span> </text:p>
                </text:list-item>
              </text:list>
            </text:list-item>
            <text:list-item>
              <text:p text:style-name="P16"><text:span text:style-name="Source_20_Text">TEXT</text:span> </text:p>
              <text:list>
                <text:list-item>
                  <text:p text:style-name="P16">accepts any length </text:p>
                </text:list-item>
              </text:list>
            </text:list-item>
            <text:list-item>
              <text:p text:style-name="P16">There is no advantage in 99% of cases to using anything but <text:span text:style-name="Source_20_Text">TEXT</text:span> </text:p>
            </text:list-item>
          </text:list>
        </text:list-item>
        <text:list-item>
          <text:p text:style-name="P16"><text:span text:style-name="Strong_20_Emphasis">numbers</text:span> </text:p>
          <text:list>
            <text:list-item>
              <text:p text:style-name="P16">integers, including: </text:p>
              <text:list>
                <text:list-item>
                  <text:p text:style-name="P16"><text:span text:style-name="Source_20_Text">SMALLINT</text:span>, 2 bytes signed, range of -32,768 to 32,767 </text:p>
                </text:list-item>
                <text:list-item>
                  <text:p text:style-name="P16"><text:soft-page-break/><text:span text:style-name="Source_20_Text">INT</text:span>, 4 byte signed, range of -2,147,483,648 to 2,147,483,647 </text:p>
                </text:list-item>
              </text:list>
            </text:list-item>
            <text:list-item>
              <text:p text:style-name="P16">floats, including: </text:p>
              <text:list>
                <text:list-item>
                  <text:p text:style-name="P16"><text:span text:style-name="Source_20_Text">FLOAT(n)</text:span> is a float with precision of <text:span text:style-name="Source_20_Text">n</text:span>. Max of <text:span text:style-name="Source_20_Text">8</text:span> bytes </text:p>
                </text:list-item>
                <text:list-item>
                  <text:p text:style-name="P16"><text:span text:style-name="Source_20_Text">REAL</text:span> or <text:span text:style-name="Source_20_Text">FLOAT8</text:span> float with 4 byte floating point </text:p>
                </text:list-item>
                <text:list-item>
                  <text:p text:style-name="P16"><text:span text:style-name="Source_20_Text">NUMERIC(P,S)</text:span> where <text:span text:style-name="Source_20_Text">P</text:span> is the precision, <text:span text:style-name="Source_20_Text">S</text:span> is the scale </text:p>
                  <text:list>
                    <text:list-item>
                      <text:p text:style-name="P16"><text:span text:style-name="Source_20_Text">precision</text:span> is total number of significant digits (this can include both sides of the decimal point). <text:span text:style-name="Source_20_Text">scale</text:span> is the num of decimal digits. For example <text:span text:style-name="Source_20_Text">12.3456</text:span> has a precision of 6, and a scale of 4. </text:p>
                    </text:list-item>
                    <text:list-item>
                      <text:p text:style-name="P16">Integers can be imagined as a NUMERIC with a scale of 0 </text:p>
                    </text:list-item>
                    <text:list-item>
                      <text:p text:style-name="P16">you can also do <text:span text:style-name="Source_20_Text">NUMERIC(P)</text:span>, and it defaults to a <text:span text:style-name="Source_20_Text">S</text:span> (scale) of 0. </text:p>
                    </text:list-item>
                    <text:list-item>
                      <text:p text:style-name="P16">And you can do just <text:span text:style-name="Source_20_Text">NUMERIC</text:span> (no P or S values) which sets <text:span text:style-name="Source_20_Text">P</text:span> (precision) creates a "unconstrained numeric", with no set limits (up to what postgres can support) </text:p>
                    </text:list-item>
                    <text:list-item>
                      <text:p text:style-name="P16">You can also store <text:span text:style-name="Source_20_Text">+Infinity</text:span>, <text:span text:style-name="Source_20_Text">-Infinity</text:span> and <text:span text:style-name="Source_20_Text">NaN</text:span> in <text:span text:style-name="Source_20_Text">numeric</text:span> data columns. Set it like <text:span text:style-name="Source_20_Text">UPDATE your_table SET a_column = '-Infinity'</text:span> </text:p>
                    </text:list-item>
                    <text:list-item>
                      <text:p text:style-name="P16">More info can be found here <text:a xlink:type="simple" xlink:href="https://www.postgresqltutorial.com/postgresql-tutorial/postgresql-numeric/" office:target-frame-name="_blank" xlink:show="new" text:style-name="Internet_20_link" text:visited-style-name="Visited_20_Internet_20_Link">https://www.postgresqltutorial.com/postgresql-tutorial/postgresql-numeric/</text:a> </text:p>
                    </text:list-item>
                  </text:list>
                </text:list-item>
              </text:list>
            </text:list-item>
          </text:list>
        </text:list-item>
        <text:list-item>
          <text:p text:style-name="P16"><text:span text:style-name="Strong_20_Emphasis">date/times</text:span> </text:p>
          <text:list>
            <text:list-item>
              <text:p text:style-name="P16"><text:span text:style-name="Source_20_Text">DATE</text:span> - date only </text:p>
            </text:list-item>
            <text:list-item>
              <text:p text:style-name="P16"><text:span text:style-name="Source_20_Text">TIME</text:span> - time only </text:p>
            </text:list-item>
            <text:list-item>
              <text:p text:style-name="P16"><text:span text:style-name="Source_20_Text">TIMESTAMP</text:span> - date and time </text:p>
            </text:list-item>
            <text:list-item>
              <text:p text:style-name="P16"><text:span text:style-name="Source_20_Text">TIMESTAMPTZ</text:span> - date and time, with timezone </text:p>
            </text:list-item>
            <text:list-item>
              <text:p text:style-name="P16"><text:span text:style-name="Source_20_Text">INTERVAL</text:span> - durations of time </text:p>
            </text:list-item>
          </text:list>
        </text:list-item>
        <text:list-item>
          <text:p text:style-name="P16">and many others </text:p>
          <text:list>
            <text:list-item>
              <text:p text:style-name="P16">JSON, JSONB </text:p>
            </text:list-item>
            <text:list-item>
              <text:p text:style-name="P16"><text:span text:style-name="Source_20_Text">MACADDR</text:span> - for MAC addresses </text:p>
            </text:list-item>
            <text:list-item>
              <text:p text:style-name="P16"><text:span text:style-name="Source_20_Text">INET</text:span> for ipv4 addresses </text:p>
            </text:list-item>
            <text:list-item>
              <text:p text:style-name="P16"><text:span text:style-name="Source_20_Text">UUID</text:span> </text:p>
            </text:list-item>
            <text:list-item>
              <text:p text:style-name="P15">And you can store any column as an array. You can do this by creating a table with columns such as <text:span text:style-name="Source_20_Text">some_column TEXT []</text:span> to create a column called 'some_column' that holds an array of strings </text:p>
            </text:list-item>
          </text:list>
        </text:list-item>
      </text:list>
      <text:h text:style-name="Heading_20_2" text:outline-level="2"><text:bookmark text:name="what-the-wal-is"/>What the WAL is</text:h>
      <text:p text:style-name="Text_20_body">If you watch any conference talk or maybe listen to Postgres podcasts, you will hear about the <text:span text:style-name="Source_20_Text">WAL</text:span> all the time. It is the write-ahead-log. Once your postgres database has been in use for a while and starts building up a lot of data, you will probably encounter some issues with configuring it (and related things like teh VACUUM command).</text:p>
      <text:p text:style-name="Text_20_body">The WAL (write ahead log) is a log of every update that happens in your database. If your database crashes, it can use this to recover data.</text:p>
      <text:p text:style-name="Text_20_body"><text:soft-page-break/>I won't go into it in any more depth here - I want to write a separate article about the WAL later on. You can read the official docs here: <text:a xlink:type="simple" xlink:href="https://www.postgresql.org/docs/current/wal-intro.html" office:target-frame-name="_blank" xlink:show="new" text:style-name="Internet_20_link" text:visited-style-name="Visited_20_Internet_20_Link">https://www.postgresql.org/docs/current/wal-intro.html</text:a></text:p>
      <text:h text:style-name="Heading_20_2" text:outline-level="2"><text:bookmark text:name="every-query-is-wrapped-in-a-transaction"/>Every query is wrapped in a transaction</text:h>
      <text:p text:style-name="Text_20_body">You might imagine that if you do a query such as <text:span text:style-name="Source_20_Text">SELECT * FROM your_table</text:span> that there is no DB transaction involved. But really it gets an implicit one</text:p>
      <text:p text:style-name="Text_20_body">Postgres will automatically add a <text:span text:style-name="Source_20_Text">BEGIN</text:span> command at the start of the query, and a <text:span text:style-name="Source_20_Text">COMMIT</text:span> at the end.</text:p>
      <text:h text:style-name="Heading_20_2" text:outline-level="2"><text:bookmark text:name="recursive-queries"/>Recursive queries</text:h>
      <text:p text:style-name="Text_20_body">You can do recursive queries. Here is an example from the Postgres docs that will sum numbers from 1 to 100.</text:p>
      <text:p text:style-name="Preformatted_20_Text"><text:span text:style-name="Source_20_Text">WITH RECURSIVE t(n) AS (</text:span></text:p>
      <text:p text:style-name="Preformatted_20_Text"><text:span text:style-name="Source_20_Text"><text:s text:c="4"/>VALUES (1)</text:span></text:p>
      <text:p text:style-name="Preformatted_20_Text"><text:span text:style-name="Source_20_Text"><text:s text:c="2"/>UNION ALL</text:span></text:p>
      <text:p text:style-name="Preformatted_20_Text"><text:span text:style-name="Source_20_Text"><text:s text:c="4"/>SELECT n+1 FROM t WHERE n &lt; 100</text:span></text:p>
      <text:p text:style-name="Preformatted_20_Text"><text:span text:style-name="Source_20_Text">)</text:span></text:p>
      <text:p text:style-name="P5"><text:span text:style-name="Source_20_Text">SELECT sum(n) FROM t;</text:span></text:p>
      <text:p text:style-name="Text_20_body">See more at <text:a xlink:type="simple" xlink:href="https://www.postgresql.org/docs/current/queries-with.html" office:target-frame-name="_blank" xlink:show="new" text:style-name="Internet_20_link" text:visited-style-name="Visited_20_Internet_20_Link">https://www.postgresql.org/docs/current/queries-with.html</text:a></text:p>
      <text:p text:style-name="Standard"><text:a xlink:type="simple" xlink:href="https://codedeepdives.com/blog/cool-and-interesting-postgres-features?ref=laravelnews" text:style-name="Internet_20_link" text:visited-style-name="Visited_20_Internet_20_Link">https://codedeepdives.com/blog/cool-and-interesting-postgres-features?ref=laravelnews</text:a></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20:40:40.013742033</meta:creation-date>
    <dc:date>2022-11-13T20:41:08.275183264</dc:date>
    <meta:editing-duration>PT30S</meta:editing-duration>
    <meta:editing-cycles>1</meta:editing-cycles>
    <meta:document-statistic meta:table-count="0" meta:image-count="0" meta:object-count="0" meta:page-count="10" meta:paragraph-count="295" meta:word-count="2779" meta:character-count="15922" meta:non-whitespace-character-count="13252"/>
    <meta:generator>LibreOffice/7.3.6.2$Linux_X86_64 LibreOffice_project/30$Build-2</meta:generator>
  </office:meta>
</office:document-meta>
</file>